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poran Proyek Khusus</text:p>
      <text:p text:style-name="Standard">Judul</text:p>
      <text:p text:style-name="Standard">Remastersys Ubuntu Lucid Sebagai Pemepercaapt Prose Migarsi Opnes Source dil lingkungan Kota Yogja<text:line-break/>JGOS</text:p>
      <text:p text:style-name="Standard"/>
      <text:p text:style-name="Standard">latar Belakangl.</text:p>
      <text:p text:style-name="Standard">Linux yang tersedia belum mencukupi kebutuhan yang ada.</text:p>
      <text:p text:style-name="Standard">Butuh tambahan dalam pemarsanga,</text:p>
      <text:p text:style-name="Standard">koneksi internety amsih menjadi kednalam</text:p>
      <text:p text:style-name="Standard">Konfigurasi sendiri membutuhka waktu yg lama</text:p>
      <text:p text:style-name="Standard">hardware yang ada rat2 seragam sehingga mudah dicontoh</text:p>
      <text:p text:style-name="Standard"/>
      <text:p text:style-name="Standard">Batasan.</text:p>
      <text:p text:style-name="Standard">Menggunakan ubutnu lucid32 bit</text:p>
      <text:p text:style-name="Standard">tol yang diapaki uck dan remastersys</text:p>
      <text:p text:style-name="Standard"/>
      <text:p text:style-name="Standard">pembahansa.</text:p>
      <text:p text:style-name="Standard">Langkag=h utama analisi kebutuhan dan tool angkaan digunakana.</text:p>
      <text:p text:style-name="Standard"/>
      <text:p text:style-name="Standard">Referensi</text:p>
      <text:p text:style-name="Standard"><text:a xlink:type="simple" xlink:href="http://semarang.linux.or.id/ringkasan-prosedur-remastering-menggunakan-remastersys/">http://semarang.linux.or.id/ringkasan-prosedur-remastering-menggunakan-remastersys/</text:a></text:p>
      <text:p text:style-name="Standard"><text:a xlink:type="simple" xlink:href="http://allaboutalgoritma.blogspot.com/2010/07/cara-remastering-ubuntu-dengan-metode.html">http://allaboutalgoritma.blogspot.com/2010/07/cara-remastering-ubuntu-dengan-metode.html</text:a></text:p>
      <text:p text:style-name="Standard"><text:a xlink:type="simple" xlink:href="http://opensource.telkomspeedy.com/wiki/index.php/Cara_Cepat_Melakukan_Remastering_Ubuntu">http://opensource.telkomspeedy.com/wiki/index.php/Cara_Cepat_Melakukan_Remastering_Ubuntu</text:a></text:p>
      <text:p text:style-name="Standard"><text:a xlink:type="simple" xlink:href="http://www.jgos.or.id/">www.jgos.or.id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stu Malay</meta:initial-creator>
    <meta:creation-date>2012-04-30T10:47:42</meta:creation-date>
    <dc:date>2012-04-30T11:05:21</dc:date>
    <dc:creator>Restu Malay</dc:creator>
    <meta:editing-duration>PT14M11S</meta:editing-duration>
    <meta:editing-cycles>2</meta:editing-cycles>
    <meta:generator>LibreOffice/3.5$Linux_X86_64 LibreOffice_project/7e68ba2-a744ebf-1f241b7-c506db1-7d53735</meta:generator>
    <meta:document-statistic meta:table-count="0" meta:image-count="0" meta:object-count="0" meta:page-count="1" meta:paragraph-count="19" meta:word-count="76" meta:character-count="800" meta:non-whitespace-character-count="743"/>
  </office:meta>
</office:document-meta>
</file>